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Verdana, Helvetica, sans-serif"/>
    <style:font-face style:name="Lohit Devanagari1" svg:font-family="'Lohit Devanagari'"/>
    <style:font-face style:name="URW Bookman L" svg:font-family="'URW Bookman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RW Bookman L"/>
    </style:style>
    <style:style style:name="P2" style:family="paragraph" style:parent-style-name="Standard">
      <style:paragraph-properties fo:text-align="center" style:justify-single-word="false"/>
      <style:text-properties style:font-name="URW Bookman L" officeooo:paragraph-rsid="001a1118"/>
    </style:style>
    <style:style style:name="P3" style:family="paragraph" style:parent-style-name="Standard">
      <style:paragraph-properties fo:text-align="center" style:justify-single-word="false"/>
      <style:text-properties style:font-name="URW Bookman L" fo:font-size="20pt" fo:font-weight="bold" officeooo:rsid="001a1118" officeooo:paragraph-rsid="001a1118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font-name="URW Bookman L" fo:font-size="12pt" fo:letter-spacing="normal" fo:font-style="normal" fo:font-weight="normal" officeooo:rsid="001a1118" officeooo:paragraph-rsid="001a111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URW Bookman L" fo:font-size="12pt" fo:letter-spacing="normal" fo:font-style="normal" fo:font-weight="normal" officeooo:rsid="001a1118" officeooo:paragraph-rsid="001a111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end" style:justify-single-word="false"/>
      <style:text-properties fo:font-variant="normal" fo:text-transform="none" fo:color="#000000" style:font-name="URW Bookman L" fo:font-size="12pt" fo:letter-spacing="normal" fo:font-style="normal" fo:font-weight="normal" officeooo:rsid="001a1118" officeooo:paragraph-rsid="001a111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font-name="URW Bookman L" fo:font-size="14pt" fo:letter-spacing="normal" fo:font-style="normal" fo:font-weight="normal" officeooo:rsid="001a1118" officeooo:paragraph-rsid="001a1118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URW Bookman L" fo:font-size="16pt" fo:letter-spacing="normal" fo:font-style="normal" fo:font-weight="bold" officeooo:rsid="001a1118" officeooo:paragraph-rsid="001a1118" style:font-size-asian="16pt" style:font-weight-asian="bold" style:font-size-complex="16pt" style:font-weight-complex="bold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Telematika <text:s/>a riadenie</text:p>
      <text:p text:style-name="P7">Inverzné kyvadlo, riadenie stavovým regulátorom po linearizácii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/></text:p>
      <text:p text:style-name="P6">Stanislav Rubint</text:p>
      <text:p text:style-name="P6">Robotika, I.Sem</text:p>
      <text:p text:style-name="P6"><text:s/>Vypracoval <text:s text:c="93"/>25.12.2013</text:p>
      <text:p text:style-name="P8"><text:soft-page-break/>Anotácia<text:span text:style-name="T1"> - Inverzné kyvadlo, stavový regulátor, linearizácia, stabilita, opis sistému diferenciálnymi rovnicami, vzdialené ovládanie, telekomunikácia a riadenie, klient-server architektúra, objektovo orientované programovanie, numerické riešenie diferenciálnych rovníc, grafické užívateľské prostredi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, Verdana, Helvetica, sans-serif"/>
    <style:font-face style:name="Lohit Devanagari1" svg:font-family="'Lohit Devanagari'"/>
    <style:font-face style:name="URW Bookman L" svg:font-family="'URW Bookman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Mladypan </meta:initial-creator>
    <meta:creation-date>2013-12-25T18:03:02.827106393</meta:creation-date>
    <dc:date>2013-12-25T18:20:42.811921033</dc:date>
    <dc:creator>TheMladypan </dc:creator>
    <meta:editing-duration>P0D</meta:editing-duration>
    <meta:editing-cycles>1</meta:editing-cycles>
    <meta:document-statistic meta:table-count="0" meta:image-count="0" meta:object-count="0" meta:page-count="2" meta:paragraph-count="7" meta:word-count="45" meta:character-count="533" meta:non-whitespace-character-count="398"/>
    <meta:generator>LibreOffice/4.1.3.2$Linux_X86_64 LibreOffice_project/410$Build-2</meta:generator>
  </office:meta>
</office:document-meta>
</file>